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3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26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28.8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2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26.843cm" svg:x2="13.389cm" svg:y2="26.843cm">
          <text:p/>
        </draw:line>
        <draw:line draw:style-name="gr5" draw:text-style-name="P3" draw:layer="layout" svg:x1="14.636cm" svg:y1="28.113cm" svg:x2="13.414cm" svg:y2="28.818cm">
          <text:p/>
        </draw:line>
        <draw:g>
          <draw:polygon draw:style-name="gr6" draw:text-style-name="P4" draw:layer="layout" svg:width="1.493cm" svg:height="1.167cm" svg:x="9.98cm" svg:y="27.859cm" svg:viewBox="0 0 1494 1168" draw:points="0,458 132,229 264,0 1494,709 1362,939 1229,1168">
            <text:p/>
          </draw:polygon>
        </draw:g>
        <draw:line draw:style-name="gr5" draw:text-style-name="P3" draw:layer="layout" svg:x1="12.373cm" svg:y1="31.988cm" svg:x2="12.373cm" svg:y2="30.577cm">
          <text:p/>
        </draw:line>
        <draw:line draw:style-name="gr4" draw:text-style-name="P3" draw:layer="layout" svg:x1="7.414cm" svg:y1="31.576cm" svg:x2="7.414cm" svg:y2="31.576cm">
          <text:p/>
        </draw:line>
        <draw:custom-shape draw:style-name="gr7" draw:text-style-name="P5" draw:layer="layout" svg:width="2.54cm" svg:height="2.54cm" svg:x="4.591cm" svg:y="3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26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2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26.843cm" svg:x2="6.791cm" svg:y2="26.843cm">
          <text:p/>
        </draw:line>
        <draw:line draw:style-name="gr5" draw:text-style-name="P3" draw:layer="layout" svg:x1="8.038cm" svg:y1="28.113cm" svg:x2="6.816cm" svg:y2="28.818cm">
          <text:p/>
        </draw:line>
        <draw:g>
          <draw:polygon draw:style-name="gr6" draw:text-style-name="P4" draw:layer="layout" svg:width="1.493cm" svg:height="1.167cm" svg:x="3.382cm" svg:y="27.859cm" svg:viewBox="0 0 1494 1168" draw:points="0,458 132,229 264,0 1494,709 1362,939 1229,1168">
            <text:p/>
          </draw:polygon>
        </draw:g>
        <draw:line draw:style-name="gr5" draw:text-style-name="P3" draw:layer="layout" svg:x1="5.775cm" svg:y1="31.988cm" svg:x2="5.775cm" svg:y2="30.577cm">
          <text:p/>
        </draw:line>
        <draw:line draw:style-name="gr4" draw:text-style-name="P3" draw:layer="layout" svg:x1="1cm" svg:y1="26.107cm" svg:x2="1cm" svg:y2="26.107cm">
          <text:p/>
        </draw:line>
        <draw:g>
          <draw:polygon draw:style-name="gr6" draw:text-style-name="P4" draw:layer="layout" svg:width="1.493cm" svg:height="1.167cm" svg:x="16.725cm" svg:y="27.859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28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30.159cm" svg:x2="9.08cm" svg:y2="28.748cm">
          <text:p/>
        </draw:line>
        <draw:custom-shape draw:style-name="gr7" draw:text-style-name="P5" draw:layer="layout" svg:width="2.54cm" svg:height="2.54cm" svg:x="7.81cm" svg:y="3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03cm" svg:y1="10.676cm" svg:x2="9.103cm" svg:y2="9.265cm">
          <text:p/>
        </draw:line>
        <draw:custom-shape draw:style-name="gr2" draw:text-style-name="P2" draw:layer="layout" svg:width="2.54cm" svg:height="2.54cm" svg:x="7.798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88cm" svg:y1="10.163cm" svg:x2="10.688cm" svg:y2="10.163cm">
          <text:p/>
        </draw:line>
        <draw:line draw:style-name="gr4" draw:text-style-name="P3" draw:layer="layout" svg:x1="10.065cm" svg:y1="5.43cm" svg:x2="10.065cm" svg:y2="5.43cm">
          <text:p/>
        </draw:line>
        <draw:g>
          <draw:polygon draw:style-name="gr6" draw:text-style-name="P4" draw:layer="layout" svg:width="1.493cm" svg:height="1.167cm" svg:x="6.655cm" svg:y="6.548cm" svg:viewBox="0 0 1494 1168" draw:points="0,458 132,229 264,0 1494,709 1362,939 1229,1168">
            <text:p/>
          </draw:polygon>
        </draw:g>
        <draw:custom-shape draw:style-name="gr9" draw:text-style-name="P6" draw:layer="layout" svg:width="2.54cm" svg:height="2.54cm" svg:x="11.1cm" svg:y="4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46cm" svg:y1="5.724cm" svg:x2="15.146cm" svg:y2="5.724cm">
          <text:p/>
        </draw:line>
        <draw:line draw:style-name="gr4" draw:text-style-name="P3" draw:layer="layout" svg:x1="9.491cm" svg:y1="10.141cm" svg:x2="9.491cm" svg:y2="10.141cm">
          <text:p/>
        </draw:line>
        <draw:custom-shape draw:style-name="gr9" draw:text-style-name="P6" draw:layer="layout" svg:width="2.54cm" svg:height="2.54cm" svg:x="4.42cm" svg:y="4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2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26.273cm" svg:x2="9.077cm" svg:y2="24.862cm">
          <text:p/>
        </draw:line>
        <draw:line draw:style-name="gr5" draw:text-style-name="P3" draw:layer="layout" svg:x1="10.271cm" svg:y1="23.617cm" svg:x2="11.682cm" svg:y2="23.617cm">
          <text:p/>
        </draw:line>
        <draw:line draw:style-name="gr5" draw:text-style-name="P3" draw:layer="layout" svg:x1="6.461cm" svg:y1="23.617cm" svg:x2="7.872cm" svg:y2="23.617cm">
          <text:p/>
        </draw:line>
        <draw:custom-shape draw:style-name="gr8" draw:text-style-name="P5" draw:layer="layout" svg:width="2.54cm" svg:height="2.54cm" svg:x="11.668cm" svg:y="22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22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635cm" svg:y1="6.759cm" svg:x2="3.413cm" svg:y2="7.464cm">
          <text:p/>
        </draw:line>
        <draw:line draw:style-name="gr4" draw:text-style-name="P3" draw:layer="layout" svg:x1="13.389cm" svg:y1="22.932cm" svg:x2="13.389cm" svg:y2="22.932cm">
          <text:p/>
        </draw:line>
        <draw:line draw:style-name="gr4" draw:text-style-name="P3" draw:layer="layout" svg:x1="6.791cm" svg:y1="22.932cm" svg:x2="6.791cm" svg:y2="22.932cm">
          <text:p/>
        </draw:line>
        <draw:custom-shape draw:style-name="gr2" draw:text-style-name="P2" draw:layer="layout" svg:width="2.54cm" svg:height="2.54cm" svg:x="7.807cm" svg:y="18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22.362cm" svg:x2="9.077cm" svg:y2="20.951cm">
          <text:p/>
        </draw:line>
        <draw:line draw:style-name="gr5" draw:text-style-name="P3" draw:layer="layout" svg:x1="10.271cm" svg:y1="19.706cm" svg:x2="11.682cm" svg:y2="19.706cm">
          <text:p/>
        </draw:line>
        <draw:line draw:style-name="gr5" draw:text-style-name="P3" draw:layer="layout" svg:x1="6.461cm" svg:y1="19.706cm" svg:x2="7.872cm" svg:y2="19.706cm">
          <text:p/>
        </draw:line>
        <draw:custom-shape draw:style-name="gr8" draw:text-style-name="P5" draw:layer="layout" svg:width="2.54cm" svg:height="2.54cm" svg:x="11.668cm" svg:y="18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8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798cm" svg:y="1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68cm" svg:y1="18.45cm" svg:x2="9.068cm" svg:y2="17.039cm">
          <text:p/>
        </draw:line>
        <draw:line draw:style-name="gr5" draw:text-style-name="P3" draw:layer="layout" svg:x1="10.262cm" svg:y1="15.794cm" svg:x2="11.673cm" svg:y2="15.794cm">
          <text:p/>
        </draw:line>
        <draw:line draw:style-name="gr5" draw:text-style-name="P3" draw:layer="layout" svg:x1="6.452cm" svg:y1="15.794cm" svg:x2="7.863cm" svg:y2="15.794cm">
          <text:p/>
        </draw:line>
        <draw:custom-shape draw:style-name="gr8" draw:text-style-name="P5" draw:layer="layout" svg:width="2.54cm" svg:height="2.54cm" svg:x="11.659cm" svg:y="14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12cm" svg:y="14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7.798cm" svg:y="10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19cm" svg:y1="14.524cm" svg:x2="9.119cm" svg:y2="13.113cm">
          <text:p/>
        </draw:line>
        <draw:line draw:style-name="gr5" draw:text-style-name="P3" draw:layer="layout" svg:x1="10.262cm" svg:y1="11.868cm" svg:x2="11.673cm" svg:y2="11.868cm">
          <text:p/>
        </draw:line>
        <draw:custom-shape draw:style-name="gr8" draw:text-style-name="P5" draw:layer="layout" svg:width="2.54cm" svg:height="2.54cm" svg:x="11.659cm" svg:y="10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379cm" svg:y1="4.925cm" svg:x2="12.379cm" svg:y2="3.514cm">
          <text:p/>
        </draw:line>
        <draw:custom-shape draw:style-name="gr8" draw:text-style-name="P5" draw:layer="layout" svg:width="2.54cm" svg:height="2.54cm" svg:x="11.109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699cm" svg:y1="4.925cm" svg:x2="5.699cm" svg:y2="3.514cm">
          <text:p/>
        </draw:line>
        <draw:custom-shape draw:style-name="gr8" draw:text-style-name="P5" draw:layer="layout" svg:width="2.54cm" svg:height="2.54cm" svg:x="4.429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332cm" svg:y1="6.76cm" svg:x2="10.11cm" svg:y2="7.465cm">
          <text:p/>
        </draw:line>
        <draw:custom-shape draw:style-name="gr8" draw:text-style-name="P5" draw:layer="layout" svg:width="2.54cm" svg:height="2.54cm" svg:x="1.026cm" svg:y="6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12T18:57:29.942296118</dc:date>
    <meta:editing-duration>PT2H33M33S</meta:editing-duration>
    <meta:editing-cycles>64</meta:editing-cycles>
    <meta:generator>LibreOffice/5.1.4.2$Linux_X86_64 LibreOffice_project/10m0$Build-2</meta:generator>
    <meta:document-statistic meta:object-count="65"/>
  </office:meta>
</office:document-meta>
</file>